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0.28mm" svg:height="0.26mm" svg:x="300.94mm" svg:y="131.75mm">
            <loext:p draw:notify-on-update-of-ranges="Sheet1.E7:Sheet1.E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75.62mm" svg:y="19.33mm">
            <loext:p draw:notify-on-update-of-ranges="Sheet1.A1:Sheet1.A5 Sheet1.B1:Sheet1.B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0:18:17.028455569</meta:creation-date>
    <dc:date>2020-01-13T10:36:33.232213814</dc:date>
    <meta:editing-duration>PT2M26S</meta:editing-duration>
    <meta:editing-cycles>1</meta:editing-cycles>
    <meta:document-statistic meta:table-count="1" meta:cell-count="10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draw:stroke="solid" svg:stroke-color="#b3b3b3" draw:fill="none" draw:fill-color="#e6e6e6"/>
    </style:style>
    <style:style style:name="ch6" style:family="chart">
      <style:graphic-properties svg:stroke-color="#b3b3b3" draw:fill-color="#cccccc"/>
    </style:style>
  </office:automatic-styles>
  <office:body>
    <office:chart>
      <chart:chart svg:width="0.029cm" svg:height="0.027cm" xlink:href=".." xlink:type="simple" chart:class="chart:scatter" chart:style-name="ch1">
        <chart:plot-area chart:style-name="ch2" table:cell-range-address="Sheet1.E7:Sheet1.E7" chart:data-source-has-labels="both" svg:x="0cm" svg:y="0cm" svg:width="0.029cm" svg:height="0.027cm">
          <chartooo:coordinate-region svg:x="0.009cm" svg:y="0.009cm" svg:width="0.009cm" svg:height="0.00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:Sheet1.B5" svg:x="0.32cm" svg:y="0.18cm" svg:width="12.508cm" svg:height="8.64cm">
          <chartooo:coordinate-region svg:x="0.941cm" svg:y="0.379cm" svg:width="11.60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" chart:class="chart:scatter">
            <chart:domain table:cell-range-address="Sheet1.A1:Sheet1.A5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1:Sheet1.A5</svg:desc>
                </draw:g>
              </table:table-cell>
              <table:table-cell office:value-type="float" office:value="1">
                <text:p>1</text:p>
                <draw:g>
                  <svg:desc>Sheet1.B1:Sheet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">
                <text:p>89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